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fill="solid" draw:fill-color="#c5000b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3.7cm" svg:height="8cm" svg:x="4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0.9cm" svg:height="6.2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.5cm" svg:x="5.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3.8cm" svg:x="8.8cm" svg:y="2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rm{supp\;p}_1§svg§600§TRUE</svg:desc>
          <draw:polygon draw:style-name="gr4" draw:layer="layout" svg:width="3.241cm" svg:height="0.665cm" svg:x="5.721cm" svg:y="6.417cm" svg:viewBox="0 0 3242 666" draw:points="1621,666 0,666 0,0 3242,0 3242,666">
            <text:p/>
          </draw:polygon>
          <draw:path draw:style-name="gr5" draw:layer="layout" svg:width="0.324cm" svg:height="0.452cm" svg:x="5.755cm" svg:y="6.4cm" svg:viewBox="0 0 325 453" svg:d="M174 252c22 3 103 20 103 90 0 50-33 92-112 92-84 0-120-59-137-143-3-11-6-17-14-17-14 0-14 9-14 26v131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" draw:layer="layout" svg:width="0.497cm" svg:height="0.447cm" svg:x="6.141cm" svg:y="6.406cm" svg:viewBox="0 0 498 448" svg:d="M356 358v90l142-11v-31c-70 0-78-6-78-53v-353l-146 11v31c70 0 79 6 79 56v176c0 84-48 151-121 151-84 0-86-44-86-97v-328l-146 11v31c78 0 78 3 78 90v148c0 78 0 168 149 168 56 0 101-28 129-90z">
            <text:p/>
          </draw:path>
          <draw:path draw:style-name="gr5" draw:layer="layout" svg:width="0.486cm" svg:height="0.629cm" svg:x="6.684cm" svg:y="6.406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486cm" svg:height="0.629cm" svg:x="7.23cm" svg:y="6.406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486cm" svg:height="0.629cm" svg:x="8.05cm" svg:y="6.406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254cm" svg:height="0.458cm" svg:x="8.644cm" svg:y="6.624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\mathrm{supp\;p}_2§svg§600§TRUE</svg:desc>
          <draw:polygon draw:style-name="gr4" draw:layer="layout" svg:width="3.241cm" svg:height="0.665cm" svg:x="9.022cm" svg:y="3.518cm" svg:viewBox="0 0 3242 666" draw:points="1621,666 0,666 0,0 3242,0 3242,666">
            <text:p/>
          </draw:polygon>
          <draw:path draw:style-name="gr5" draw:layer="layout" svg:width="0.324cm" svg:height="0.452cm" svg:x="9.056cm" svg:y="3.501cm" svg:viewBox="0 0 325 453" svg:d="M174 252c22 3 103 20 103 90 0 50-33 92-112 92-84 0-120-59-137-143-3-11-6-17-14-17-14 0-14 9-14 26v131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" draw:layer="layout" svg:width="0.497cm" svg:height="0.447cm" svg:x="9.442cm" svg:y="3.507cm" svg:viewBox="0 0 498 448" svg:d="M356 358v90l142-11v-31c-70 0-78-6-78-53v-353l-146 11v31c70 0 79 6 79 56v176c0 84-48 151-121 151-84 0-86-44-86-97v-328l-146 11v31c78 0 78 3 78 90v148c0 78 0 168 149 168 56 0 101-28 129-90z">
            <text:p/>
          </draw:path>
          <draw:path draw:style-name="gr5" draw:layer="layout" svg:width="0.486cm" svg:height="0.629cm" svg:x="9.985cm" svg:y="3.50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486cm" svg:height="0.629cm" svg:x="10.531cm" svg:y="3.50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486cm" svg:height="0.629cm" svg:x="11.351cm" svg:y="3.50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5" draw:layer="layout" svg:width="0.307cm" svg:height="0.458cm" svg:x="11.914cm" svg:y="3.725cm" svg:viewBox="0 0 308 459" svg:d="M308 333h-25c0 17-9 56-17 64-6 3-59 3-70 3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32§display§T§svg§600§TRUE</svg:desc>
          <draw:polygon draw:style-name="gr4" draw:layer="layout" svg:width="0.815cm" svg:height="0.77cm" svg:x="16.584cm" svg:y="1.4cm" svg:viewBox="0 0 816 771" draw:points="410,771 0,771 0,0 816,0 816,771">
            <text:p/>
          </draw:polygon>
          <draw:path draw:style-name="gr5" draw:layer="layout" svg:width="0.767cm" svg:height="0.764cm" svg:x="16.61cm" svg:y="1.406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</draw:g>
        <draw:custom-shape draw:style-name="gr6" draw:text-style-name="P1" draw:layer="layout" svg:width="0.3cm" svg:height="0.3cm" svg:x="11.5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svg:title>TexMaths</svg:title>
          <svg:desc>36§display§a§svg§600§TRUE</svg:desc>
          <draw:polygon draw:style-name="gr4" draw:layer="layout" svg:width="0.573cm" svg:height="0.546cm" svg:x="7.826cm" svg:y="7.738cm" svg:viewBox="0 0 574 547" draw:points="285,547 0,547 0,0 574,0 574,547">
            <text:p/>
          </draw:polygon>
          <draw:path draw:style-name="gr5" draw:layer="layout" svg:width="0.496cm" svg:height="0.575cm" svg:x="7.869cm" svg:y="7.724cm" svg:viewBox="0 0 497 576" svg:d="M362 83c-21-47-52-83-101-83-126 0-261 187-261 374 0 119 58 202 144 202 22 0 77-4 141-94 10 54 47 94 99 94 40 0 64-29 79-68 19-47 34-126 34-126 0-15-9-15-12-15-12 0-12 7-15 25-19 83-40 155-83 155-31 0-34-32-34-57 0-29 3-36 15-94 13-54 13-65 25-115l37-177c9-36 9-39 9-43 0-21-12-36-31-36-27 0-43 29-46 58zM292 410c-7 26-7 26-22 47-49 72-92 90-123 90-55 0-70-68-70-119 0-61 34-219 61-277 34-75 80-122 126-122 71 0 86 104 86 111 0 8-3 15-6 22z">
            <text:p/>
          </draw:path>
        </draw:g>
        <draw:g>
          <svg:title>TexMaths</svg:title>
          <svg:desc>36§display§b§svg§600§TRUE</svg:desc>
          <draw:polygon draw:style-name="gr4" draw:layer="layout" svg:width="0.546cm" svg:height="0.881cm" svg:x="12cm" svg:y="6.804cm" svg:viewBox="0 0 547 882" draw:points="274,882 0,882 0,0 547,0 547,882">
            <text:p/>
          </draw:polygon>
          <draw:path draw:style-name="gr5" draw:layer="layout" svg:width="0.467cm" svg:height="0.895cm" svg:x="12.061cm" svg:y="6.804cm" svg:viewBox="0 0 468 896" svg:d="M245 14c0 0 0-14-18-14-29 0-123 11-155 14-11 0-25 0-25 26 0 14 14 14 32 14 61 0 65 7 65 22 0 7-14 50-18 79l-104 414c-18 61-22 82-22 125 0 123 68 202 162 202 151 0 306-191 306-374 0-115-65-202-169-202-58 0-112 36-148 76zM126 493c7-25 7-29 18-43 61-83 119-101 155-101 43 0 79 36 79 119 0 75-43 219-65 270-43 82-101 129-151 129-43 0-86-36-86-129 0-22 0-47 21-126z">
            <text:p/>
          </draw:path>
        </draw:g>
        <draw:custom-shape draw:style-name="gr6" draw:text-style-name="P1" draw:layer="layout" svg:width="0.3cm" svg:height="0.3cm" svg:x="11.501cm" svg:y="7.1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0.3cm" svg:height="0.3cm" svg:x="7.302cm" svg:y="7.7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 xml:id="id1" draw:id="id1">
          <svg:title>TexMaths</svg:title>
          <svg:desc>24§display§\mathrm{supp\;\check{p}}§svg§600§TRUE</svg:desc>
          <draw:polygon draw:style-name="gr4" draw:layer="layout" svg:width="2.442cm" svg:height="0.695cm" svg:x="4.9cm" svg:y="1.401cm" svg:viewBox="0 0 2443 696" draw:points="1222,696 0,696 0,0 2443,0 2443,696">
            <text:p/>
          </draw:polygon>
          <draw:path draw:style-name="gr5" draw:layer="layout" svg:width="0.277cm" svg:height="0.388cm" svg:x="4.929cm" svg:y="1.552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5" draw:layer="layout" svg:width="0.426cm" svg:height="0.383cm" svg:x="5.26cm" svg:y="1.56cm" svg:viewBox="0 0 427 384" svg:d="M305 307v77l122-9v-27c-60 0-67-5-67-45v-303l-125 10v26c60 0 67 5 67 48v151c0 72-40 130-103 130-72 0-74-38-74-84v-281l-125 10v26c67 0 67 2 67 77v127c0 67 0 144 127 144 48 0 87-24 111-77z">
            <text:p/>
          </draw:path>
          <draw:path draw:style-name="gr5" draw:layer="layout" svg:width="0.417cm" svg:height="0.539cm" svg:x="5.726cm" svg:y="1.56cm" svg:viewBox="0 0 418 540" svg:d="M122 55v-55l-122 10v26c60 0 67 5 67 41v398c0 39-9 39-67 39v26c29-2 72-4 96-4 22 0 65 2 96 4v-26c-58 0-67 0-67-39v-144-7c5 15 41 60 103 60 103 0 190-84 190-192s-82-192-178-192c-65 0-101 38-118 55zM125 279v-190c24-43 67-67 110-67 60 0 113 74 113 170 0 103-60 173-122 173-34 0-68-17-89-50-12-20-12-20-12-36z">
            <text:p/>
          </draw:path>
          <draw:path draw:style-name="gr5" draw:layer="layout" svg:width="0.417cm" svg:height="0.539cm" svg:x="6.193cm" svg:y="1.56cm" svg:viewBox="0 0 418 540" svg:d="M122 55v-55l-122 10v26c60 0 67 5 67 41v398c0 39-9 39-67 39v26c29-2 72-4 96-4 22 0 65 2 96 4v-26c-58 0-67 0-67-39v-144-7c5 15 41 60 103 60 103 0 190-84 190-192s-82-192-178-192c-65 0-101 38-118 55zM125 279v-190c24-43 67-67 110-67 60 0 113 74 113 170 0 103-60 173-122 173-34 0-68-17-89-50-12-20-12-20-12-36z">
            <text:p/>
          </draw:path>
          <draw:polygon draw:style-name="gr5" draw:layer="layout" svg:width="0.222cm" svg:height="0.105cm" svg:x="6.995cm" svg:y="1.394cm" svg:viewBox="0 0 223 106" draw:points="113,60 12,0 0,17 113,106 223,17 211,0">
            <text:p/>
          </draw:polygon>
          <draw:path draw:style-name="gr5" draw:layer="layout" svg:width="0.417cm" svg:height="0.539cm" svg:x="6.897cm" svg:y="1.56cm" svg:viewBox="0 0 418 540" svg:d="M122 55v-55l-122 10v26c60 0 67 5 67 41v398c0 39-9 39-67 39v26c29-2 72-4 96-4 22 0 65 2 96 4v-26c-58 0-67 0-67-39v-144-7c5 15 41 60 103 60 103 0 190-84 190-192s-82-192-178-192c-65 0-101 38-118 55zM125 279v-190c24-43 67-67 110-67 60 0 113 74 113 170 0 103-60 173-122 173-34 0-68-17-89-50-12-20-12-20-12-36z">
            <text:p/>
          </draw:path>
        </draw:g>
        <draw:connector draw:style-name="gr7" draw:text-style-name="P1" draw:layer="layout" draw:type="curve" svg:x1="7.343cm" svg:y1="1.747cm" svg:x2="10.65cm" svg:y2="2.4cm" draw:start-shape="id1" draw:start-glue-point="1" draw:end-shape="id2" svg:d="M7343 1747c2205 0 3307 217 3307 653" svg:viewBox="0 0 3308 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9:36:22.709324894</meta:creation-date>
    <dc:date>2015-12-21T19:52:20.374966159</dc:date>
    <meta:editing-duration>PT8M46S</meta:editing-duration>
    <meta:editing-cycles>2</meta:editing-cycles>
    <meta:generator>LibreOffice/4.2.8.2$Linux_X86_64 LibreOffice_project/420m0$Build-2</meta:generator>
    <meta:document-statistic meta:object-count="41"/>
  </office:meta>
</office:document-meta>
</file>